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Heading_20_1" style:master-page-name="MP0">
      <style:paragraph-properties style:page-number="auto"/>
      <style:text-properties officeooo:paragraph-rsid="000ce337"/>
    </style:style>
    <style:style style:name="P3" style:family="paragraph" style:parent-style-name="Normal">
      <style:paragraph-properties fo:margin-left="0cm" fo:margin-right="0cm" fo:text-indent="0.635cm" style:auto-text-indent="false"/>
      <style:text-properties officeooo:paragraph-rsid="000ce337"/>
    </style:style>
    <style:style style:name="P4" style:family="paragraph" style:parent-style-name="Normal">
      <style:text-properties officeooo:paragraph-rsid="000ce33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l" fo:country="GR" style:language-asian="el" style:country-asian="GR" style:language-complex="el" style:country-complex="GR"/>
    </style:style>
    <style:style style:name="T3" style:family="text">
      <style:text-properties style:language-asian="el" style:country-asian="GR" style:language-complex="el" style:country-complex="GR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officeooo:rsid="000ce3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CALENI DE SYMPTOMATVM DI<text:span text:style-name="T5">F</text:span>FERENTIIS LIBER.<text:bookmark-end text:name="bookmark0"/></text:h>
      <text:h text:style-name="Heading_20_2" text:outline-level="2">Cap. I. </text:h>
      <text:p text:style-name="P3">Quinam et quot universi morbi sint, tum<text:line-break/>simplices, tum compositi, in ge<text:span text:style-name="Default_20_Paragraph_20_Font"><text:span text:style-name="T1">n</text:span></text:span>era ac species <text:span text:style-name="Default_20_Paragraph_20_Font"><text:span text:style-name="T1">a n</text:span></text:span>o<text:span text:style-name="Default_20_Paragraph_20_Font"><text:span text:style-name="T1">bis</text:span></text:span> di-<text:line-break/>videntibus; quot etiam singulorum generationis sint causae,<text:line-break/>aliis in c<text:span text:style-name="Default_20_Paragraph_20_Font"><text:span text:style-name="T1">o</text:span></text:span>mmentariis conscriptum esu Reliquum est de<text:line-break/>symptomatis disserere, quo de affectibus omnibus, qui quae-<text:line-break/>ter naturam sinat, integatur reddatur opus. omnis igitur<text:line-break/>corporis affectus a naturali statu decedens aut morbus est,<text:line-break/>aut morbi causa, aut morbi symptoma, quod epigemtema, i e.</text:p>
      <text:p text:style-name="P1"><text:span text:style-name="Default_20_Paragraph_20_Font"><text:span text:style-name="T1">c</text:span></text:span>o<text:span text:style-name="Default_20_Paragraph_20_Font"><text:span text:style-name="T1">nsectarium</text:span></text:span> quidam medici vocitant. Verum non admo-<text:line-break/>dum id nomen Graecis consuetum est, sed symptoma et<text:line-break/>pathema et pathos haec omnia pro consuetudine nurui-<text:line-break/>nunti Non idem tamen omnino lns vocabulis significatur,<text:line-break/>sed nunc ego de omnibus ordine inter se dispositis diftinctu-<text:line-break/>ms, ad hunc modum dissero. Equidem morbus definitur<text:line-break/>constitutio quaedam praeter naturam, a qua primum actio<text:line-break/>laeditur. Constat autum et si eum esse affectum quendam<text:line-break/>praeter naturam dixerimus, a quo actio laeditur, nos idem<text:line-break/>dicturos. Nam quicquid est, sive sanum, sive aegrum, sive<text:line-break/>neutrum sit, aliquo modo afficitur. A <text:span text:style-name="Default_20_Paragraph_20_Font"><text:span text:style-name="T2">διακεῖσθαι</text:span></text:span><text:span text:style-name="Default_20_Paragraph_20_Font"><text:span text:style-name="T3"> </text:span></text:span>vero, I. e.<text:line-break/><text:span text:style-name="Default_20_Paragraph_20_Font"><text:span text:style-name="T1">alsici</text:span></text:span>, <text:span text:style-name="Default_20_Paragraph_20_Font"><text:span text:style-name="T2">διάθεσις</text:span></text:span><text:span text:style-name="Default_20_Paragraph_20_Font"><text:span text:style-name="T3">, </text:span></text:span>ire. <text:span text:style-name="Default_20_Paragraph_20_Font"><text:span text:style-name="T1">assectus</text:span></text:span>, nomen quodammodo derivatum<text:line-break/>est in hunc usum non ab antiquis solum philosophis, fed<text:line-break/>etiam aliis Graecis ductum. Enimvero affectus generatim<text:line-break/>omnibus tum sanis, tum aegris, tum neutro modo se haben-<text:line-break/>tibus est commune. Etenim et cantus et harmoniae et<text:line-break/>orationis et dictionis affectio a Graecis dicitur. Morbus<text:line-break/>aulum sanitati contrarium; differt autum ab utroque quod</text:p>
      <text:p text:style-name="P1">pathos, et pathema nominatur (ut etiam Plato ipse definiens<text:line-break/>proferebat], <text:span text:style-name="Default_20_Paragraph_20_Font"><text:span text:style-name="T1">quicquid aliquis perpessits fuerit, pathos</text:span></text:span>, i.. e.<text:line-break/><text:span text:style-name="Default_20_Paragraph_20_Font"><text:span text:style-name="T1">passi</text:span></text:span>o, <text:span text:style-name="Default_20_Paragraph_20_Font"><text:span text:style-name="T1">a</text:span></text:span>p<text:span text:style-name="Default_20_Paragraph_20_Font"><text:span text:style-name="T1">pellandum est. </text:span></text:span>U<text:span text:style-name="Default_20_Paragraph_20_Font"><text:span text:style-name="T1">n</text:span></text:span>de, arbitror, sensuum quoque<text:line-break/>alterationes .pathemata nominavit. In visu quidem eas,<text:line-break/>quae ab albo, nigro, flavo et caeteris coloribus fiunt; . in<text:line-break/>tactu, quae a calido, frigido, sicco, humido, duno, molli<text:line-break/>.caeterisque ejusmodi omnibus; licet lu singulis reliquis<text:line-break/>sensibus, Nominat autem is. et voluptatem pathema, i. e.<text:line-break/><text:span text:style-name="Default_20_Paragraph_20_Font"><text:span text:style-name="T1">passionem, </text:span></text:span>omnemque prorsus motum, quicunque ab altero<text:line-break/>procedit inalterum, Quippe agentis motus actio est; rei<text:line-break/>vero ah eo quodammodo asseclae, pathema et pathos, I. e.<text:line-break/><text:span text:style-name="Default_20_Paragraph_20_Font"><text:span text:style-name="T1">passio. </text:span></text:span>Etenim universe ipsum affici idem quodammodo<text:line-break/>quod pati est, dissertque passio ab affectu motu; cessante<text:line-break/>enim alterante, alteratio, quae lu passe remanet, allectus rei<text:line-break/>perpessae est;- ita ut lu ipfo, quod co<text:span text:style-name="Default_20_Paragraph_20_Font"><text:span text:style-name="T1">n</text:span></text:span>vertitur et mutatur<text:line-break/>et alteratus et movetur, passio generationem habeat , in eo<text:line-break/>vero, quod permanet. et in fubjecto corpore servatur, asse-</text:p>
      <text:p text:style-name="P1">otus <text:span text:style-name="Default_20_Paragraph_20_Font"><text:span text:style-name="T1">c</text:span></text:span>o<text:span text:style-name="Default_20_Paragraph_20_Font"><text:span text:style-name="T1">nstet. </text:span></text:span>Jam ni<text:span text:style-name="Default_20_Paragraph_20_Font"><text:span text:style-name="T1">t</text:span></text:span>unt quoque permanentem affectum<text:line-break/>Graeci passionem nominant, ut etiam quod jam effecit, nec<text:line-break/>etiamnum efficit, causam. Quanquam neque hoc simplici-<text:line-break/>ter causa est, neque permanens assectus simpliciter passio;<text:line-break/><text:span text:style-name="Default_20_Paragraph_20_Font"><text:span text:style-name="T1">t</text:span></text:span>ed accurate loquenti affectus passio est jam facta, non au-<text:line-break/>tem quae adhuc fit. Quod autum Graecis sic nominari con-<text:line-break/>fuetum est, in libro de melicis nominibus a nobis esu de.:<text:line-break/>monstratum. Atque rei memores, quae a nobis semper<text:line-break/>profertur, de nominibus quamprimum luter nos convenire,<text:line-break/>et ad res ipsius properare, et in iis versari morarique operi.<text:line-break/>tet. Verum eorum qui feste eruditus profitentur, plurimi<text:line-break/>contra efficiunt, in contentio<text:span text:style-name="Default_20_Paragraph_20_Font"><text:span text:style-name="T1">n</text:span></text:span>e de nominibus totam <text:span text:style-name="Default_20_Paragraph_20_Font"><text:span text:style-name="T1">t</text:span></text:span>uam<text:line-break/>ritam ita conterentes, ut ad artis finem pervenire nunquam<text:line-break/>possint. Quidnam igitur veritatis studiofum agere oportet?<text:line-break/>Res naturis luter fe .similes, ob idque neglectas demohstra-<text:line-break/>re; deinde nomina iis imponere, potissimumque, fi possit,<text:line-break/>Graecis usitata; sed si haec ignoraverit, propria fingere;</text:p>
      <text:p text:style-name="P1">ante omnia ver<text:span text:style-name="Default_20_Paragraph_20_Font"><text:span text:style-name="T1">o</text:span></text:span> siugusis rebus singula nomina, quo nulla<text:line-break/>obscuritas ex homonyruia nuscatur, neque captiones sint lu<text:line-break/>sermone, neque res ulla omittatur. Illud ver<text:span text:style-name="Default_20_Paragraph_20_Font"><text:span text:style-name="T1">o</text:span></text:span> sive recte,<text:line-break/>sive non recte, sive pr<text:span text:style-name="Default_20_Paragraph_20_Font"><text:span text:style-name="T1">o</text:span></text:span>prie, sive improprie n<text:span text:style-name="Default_20_Paragraph_20_Font"><text:span text:style-name="T1">o</text:span></text:span>men sit im-<text:line-break/>positum, id multo otio considerandum est, quum res ipsas<text:line-break/>jam didicerimus; quippe in harum c<text:span text:style-name="Default_20_Paragraph_20_Font"><text:span text:style-name="T1">o</text:span></text:span>gnitione rectum influi<text:line-break/>tutum consistit; non lu nominibus. N<text:span text:style-name="Default_20_Paragraph_20_Font"><text:span text:style-name="T1">o</text:span></text:span>s igitur, ut dixi-<text:line-break/>mus, tum c<text:span text:style-name="Default_20_Paragraph_20_Font"><text:span text:style-name="T1">o</text:span></text:span>nsueta Graecis n<text:span text:style-name="Default_20_Paragraph_20_Font"><text:span text:style-name="T1">o</text:span></text:span>mina imponimus, tum res<text:line-break/>luter su vicinas distinguimus et caeteris ; prout voluerint,<text:line-break/>nominare permittimus; sed res aliquas indefinitas praeter-<text:line-break/>mittere non c<text:span text:style-name="Default_20_Paragraph_20_Font"><text:span text:style-name="T1">o</text:span></text:span>ncedimus. Pr<text:span text:style-name="Default_20_Paragraph_20_Font"><text:span text:style-name="T1">o</text:span></text:span>inde his i<text:span text:style-name="Default_20_Paragraph_20_Font"><text:span text:style-name="T1">n</text:span></text:span> ipsis quae nunc<text:line-break/>nobis proposita sunt, quoniam id quod ipsa corporis con-<text:line-break/>versione et mutati<text:span text:style-name="Default_20_Paragraph_20_Font"><text:span text:style-name="T1">o</text:span></text:span>ne et qualicunque alteratione consistit, ,<text:line-break/>diversum est ab eo quod jam Iactum esit mauetque, ejus<text:line-break/>autem, quod factum est, aliud naturalem actionem efficit,<text:line-break/>aliud eam laedit-; quod in fieri essentiam habet, actionem<text:line-break/>passionemve nomhravintus ; qu<text:span text:style-name="Default_20_Paragraph_20_Font"><text:span text:style-name="T1">o</text:span></text:span>d lu permansi<text:span text:style-name="Default_20_Paragraph_20_Font"><text:span text:style-name="T1">o</text:span></text:span>ne ad aliqu<text:span text:style-name="Default_20_Paragraph_20_Font"><text:span text:style-name="T1">o</text:span></text:span>d</text:p>
      <text:p text:style-name="P1">tempus, sanitatem, m<text:span text:style-name="Default_20_Paragraph_20_Font"><text:span text:style-name="T1">o</text:span></text:span>ritu nrve. Passionem vero ab actione<text:line-break/>discrevimus, tanquam quod efficitur ab eo quod esurit et<text:line-break/>morbum a limitate, ut illud praeter naturam est, hoc fe-<text:line-break/>eundum naturam. . Rursus igitur integris horum orationi-<text:line-break/>hus positis, reliquis haereamus. .Sanitas igitur assectus est<text:line-break/>fecundum naturam actionem efficiens. Nihil refert, ut di-<text:line-break/>xitnus, utrum constitutionem si aut affectum dixerimus, aut<text:line-break/>actionis effectricem, aut actionis caulam ; simili modo nec si<text:line-break/>illud, secundum naturam, abstulerimus, quicquam referet;<text:line-break/>adlignificatur enim in reliqua oratione. Sic vero et morbus<text:line-break/>constitutio corporis est praeter naturam et causa laesae<text:line-break/>actionis; aut sic angustius: morbus est affectus actionem<text:line-break/>inlerturirans. Passio motus est in materia, ab agente: ipse<text:line-break/>vero agentis motus, actio; quod autem ex <text:span text:style-name="Default_20_Paragraph_20_Font"><text:span text:style-name="T1">t</text:span></text:span>ua natura ei<text:line-break/>quod efficitur aliquam generationis portionem confert, causa<text:line-break/>ipsius dicitur. . Causae vero genere fiunt plures ; nam et<text:line-break/>materia, et nsus, et sicopus, et instrumentum, et unde mo<text:span text:style-name="Default_20_Paragraph_20_Font"><text:span text:style-name="T1">r<text:line-break/></text:span></text:span>tusinitium<text:span text:style-name="Default_20_Paragraph_20_Font"><text:span text:style-name="T1">; causa</text:span></text:span>e <text:span text:style-name="Default_20_Paragraph_20_Font"><text:span text:style-name="T1">sunt. </text:span></text:span>Hae namque surgulae ei quod</text:p>
      <text:p text:style-name="P1">efficitur perfectionis aliquid conferunt; quae vero nihil<text:line-break/>conferunt , fed tamen a causis conferentibus non fejungun--<text:line-break/>tur, haec causarum sine quibus non rati<text:span text:style-name="Default_20_Paragraph_20_Font"><text:span text:style-name="T1">o</text:span></text:span>nem obtinent.<text:line-break/>His ita fe habentibus, potest causarum mult<text:span text:style-name="Default_20_Paragraph_20_Font"><text:span text:style-name="T1">o</text:span></text:span>ties feste invi—<text:line-break/>cem excipientium series quaedam institui, ut si quis calculis<text:line-break/>pluribus inter <text:span text:style-name="Default_20_Paragraph_20_Font"><text:span text:style-name="T1">t</text:span></text:span>e ordine positis,. primum moveat, ac primus<text:line-break/>secundum, et hic tertium, et sic deinceps unusquisque sue-<text:line-break/>cedentem. In hujusmodi enim omnibus nisi quis id quod<text:line-break/>per fe efficere dicitur ab e<text:span text:style-name="Default_20_Paragraph_20_Font"><text:span text:style-name="T1">o</text:span></text:span> quod per accidens distinguat,<text:line-break/>plurimi abfurdissimique errores in disputationibus contin-<text:line-break/>gent. Significat autem per fe idem quod primo, tametsi^<text:line-break/>Attice el<text:span text:style-name="Default_20_Paragraph_20_Font"><text:span text:style-name="T1">o</text:span></text:span>quentium quidam h<text:span text:style-name="Default_20_Paragraph_20_Font"><text:span text:style-name="T1">o</text:span></text:span>c vocabulum aversantur; per<text:line-break/>accidens vero, idem quod fecundo. Igitur qui primo cal-<text:line-break/>culo digitum admovit, primo quidem hunc movit, per acri-<text:line-break/>dens vero ac fecundo huic proximum, atque sic jam quoque<text:line-break/>reliquos <text:span text:style-name="Default_20_Paragraph_20_Font"><text:span text:style-name="T1">o</text:span></text:span>mnes. Sic primus^ quoque secundum <text:span text:style-name="Default_20_Paragraph_20_Font"><text:span text:style-name="T1">movet</text:span></text:span> per<text:line-break/>fe, per accidens vero tertium reliquosque ordine suille- .<text:span text:style-name="Default_20_Paragraph_20_Font"><text:span text:style-name="T1">r<text:line-break/></text:span></text:span>quentes.. - Jam fecundus eadem ratione primo <text:span text:style-name="Default_20_Paragraph_20_Font"><text:span text:style-name="T1">movet</text:span></text:span>. ter-</text:p>
      <text:p text:style-name="P1">tium, secundo ver<text:span text:style-name="Default_20_Paragraph_20_Font"><text:span text:style-name="T1">o</text:span></text:span> quartum et quintum et ordine fubfe-<text:line-break/>quentes. Quod si accuratius adhuc distinguere v<text:span text:style-name="Default_20_Paragraph_20_Font"><text:span text:style-name="T1">o</text:span></text:span>lueris (id<text:line-break/>enim ad exquisitiorem rerum notitiam sic utilius ridetur]<text:line-break/>quisque calculus sibi contiguum primo m<text:span text:style-name="Default_20_Paragraph_20_Font"><text:span text:style-name="T1">o</text:span></text:span>vet, secundo pro-<text:line-break/>ximo vicinum, terti<text:span text:style-name="Default_20_Paragraph_20_Font"><text:span text:style-name="T1">o</text:span></text:span> praeterea vicino finitimum, quarto<text:line-break/>denique finitim<text:span text:style-name="Default_20_Paragraph_20_Font"><text:span text:style-name="T1">o</text:span></text:span> succedentes. His ita <text:span text:style-name="Default_20_Paragraph_20_Font"><text:span text:style-name="T1">t</text:span></text:span>e habentibus ac de-<text:line-break/>fiuitis, quum m<text:span text:style-name="Default_20_Paragraph_20_Font"><text:span text:style-name="T1">o</text:span></text:span>rbus affectus quidam sit praeter natu<text:span text:style-name="Default_20_Paragraph_20_Font"><text:span text:style-name="T1">r</text:span></text:span>am<text:line-break/>actionem laedens.; . morbum autum ipsum praecede<text:span text:style-name="Default_20_Paragraph_20_Font"><text:span text:style-name="T1">r</text:span></text:span>e possit<text:line-break/>affectus alter, qui etiam praeter naturam fit, non tamen qui<text:line-break/><text:span text:style-name="Default_20_Paragraph_20_Font"><text:span text:style-name="T1">t</text:span></text:span>ui ipsius <text:span text:style-name="Default_20_Paragraph_20_Font"><text:span text:style-name="T1">r</text:span></text:span>atione laedat, sed morbo interveniente; talem<text:line-break/>affectum n<text:span text:style-name="Default_20_Paragraph_20_Font"><text:span text:style-name="T1">o</text:span></text:span>n morbum , fed causam quae morbum praecedit,<text:line-break/>vocabimus. Atque hic accurate meus adhibenda est, il<text:span text:style-name="Default_20_Paragraph_20_Font"><text:span text:style-name="T4">lum<text:line-break/></text:span></text:span>quoque affectum causam esse proferentibus, qu<text:span text:style-name="Default_20_Paragraph_20_Font"><text:span text:style-name="T1">o</text:span></text:span>d actionem<text:line-break/>laedat. Neque enim per fe, neque prim<text:span text:style-name="Default_20_Paragraph_20_Font"><text:span text:style-name="T1">o</text:span></text:span>, fed per accide<text:span text:style-name="Default_20_Paragraph_20_Font"><text:span text:style-name="T1">n</text:span></text:span>s,<text:line-break/>et fecund<text:span text:style-name="Default_20_Paragraph_20_Font"><text:span text:style-name="T1">o</text:span></text:span> interturbari; laenique per eum acti<text:span text:style-name="Default_20_Paragraph_20_Font"><text:span text:style-name="T1">o</text:span></text:span>nem dice-<text:line-break/>mus; a m<text:span text:style-name="Default_20_Paragraph_20_Font"><text:span text:style-name="T1">o</text:span></text:span>rb<text:span text:style-name="Default_20_Paragraph_20_Font"><text:span text:style-name="T1">o</text:span></text:span> vero et primo et fui ipsius rati<text:span text:style-name="Default_20_Paragraph_20_Font"><text:span text:style-name="T1">o</text:span></text:span>ne. Unde<text:line-break/>quum dicimus. morbum esse corporis affectum, qui actionem</text:p>
      <text:p text:style-name="P1">interturbat, statim subaudientibus, i<text:span text:style-name="Default_20_Paragraph_20_Font"><text:span text:style-name="T1">psum</text:span></text:span> et primo et pexi<text:line-break/>fe <text:span text:style-name="Default_20_Paragraph_20_Font"><text:span text:style-name="T1">interturbare</text:span></text:span>, satissacit oratio; verum vel rudius, vel<text:line-break/>contentiosius inandientibus adliciendum ur oratione est, pii.-<text:line-break/>mo, quo talis fit definitio: morbus est affectus corporis<text:line-break/>actionem aliquam interturbans primo. Quicunque igitur<text:line-break/>affectus hunc- praecedunt, nequaquam morbi sunt. Quod<text:line-break/>si alii quidam affectus cum sus inciderint velut ipfiuum nm-<text:line-break/>brae comites, nec hos quidem morbos vocabimus , sed fym-<text:line-break/>plumata. Ita etiam non statim quicquid suerit in corpore<text:line-break/>praeter naturam, id morbus a nobis. vocabitur, scd quod<text:line-break/>primo actionem laedit, morbus ; quod hunc praecessit, mor-<text:line-break/>br causa, nondum autem morbus. Qu<text:span text:style-name="Default_20_Paragraph_20_Font"><text:span text:style-name="T1">o</text:span></text:span>d fi quis alius affe-<text:line-break/>ctus in corpore .morbum sequatur, is symptoma duntaxat<text:line-break/>nominabitur ; quamvis etiam actionis ipfius laesio symptoma<text:line-break/>fit animantis. Quicquid enim animali praeter naturam ac-<text:line-break/>cidit, symptoma esu Ac nominum quidem usus apud orae- ;<text:line-break/>cos ita se habet, quae tamen mutare, dummodo res .ipsae<text:line-break/>(ut praedictum est) permaneant, cuique volenti licebit;</text:p>
      <text:p text:style-name="P1">verbi gratia, si quis noluerit symptoma vocare, sed epigenne-<text:line-break/>ma, i. e. <text:span text:style-name="Default_20_Paragraph_20_Font"><text:span text:style-name="T1">succedens vel</text:span></text:span> o<text:span text:style-name="Default_20_Paragraph_20_Font"><text:span text:style-name="T1">b</text:span></text:span>o<text:span text:style-name="Default_20_Paragraph_20_Font"><text:span text:style-name="T1">rtum;</text:span></text:span> symptoma vero esse dicitur,<text:line-break/>quicquid praeter naturum animali accidit; epigennema. vero<text:line-break/>non omne, sed quod solos morbos necessario sequitur. Nos<text:line-break/>vero (ut dictum est] omnem allectionem, quae adhuc fit, .-<text:line-break/>passionem esse diximus; omnia vero quae lu corporibus<text:line-break/>praeter naturum sunt, symptomata nominabimus. Accidet-<text:line-break/>que aliquoties eandem rem et passionem et symptoma no-<text:line-break/>minari, quum utriusque fignificatum alia atque alia ratione<text:line-break/>issi infit. Verbi gratia tremere pati est, quod tum alterari,.<text:line-break/>tum moveri non propria functione.. contingit; tremor et<text:line-break/>passio et pathema est; quod talis motus alteratio sit; imo<text:line-break/>etiam <text:span text:style-name="Default_20_Paragraph_20_Font"><text:span text:style-name="T1">trem</text:span></text:span>o<text:span text:style-name="Default_20_Paragraph_20_Font"><text:span text:style-name="T1">r</text:span></text:span> symptoma est; .nam motus est praeter natu-<text:line-break/>ram. Quod fi alteratio sclum esset, qualis i<text:span text:style-name="Default_20_Paragraph_20_Font"><text:span text:style-name="T1">n</text:span></text:span> ridendo, au-<text:line-break/>diendo, odorando, gustando, tangendoque fit, passio tan-<text:line-break/>tum nominaretur, nequaquam vero .symptoma ; symptoma-<text:line-break/>tis enim id ipsum proprium est, <text:span text:style-name="Default_20_Paragraph_20_Font"><text:span text:style-name="T1">ut sit</text:span></text:span> praeter. naturam. .<text:line-break/>Unde et in differentiis omnibus, quae. ab. eo qui secundum</text:p>
      <text:p text:style-name="P1">naturam est statu immutantur, consistit: nam et in figuris<text:line-break/>naturalibus, et coloribus, et magnitudinibus, et actionibus,<text:line-break/>et passionibus, ubi corrumpuntur, existit. Estque haec<text:line-break/>ejus maxime p<text:span text:style-name="Default_20_Paragraph_20_Font"><text:span text:style-name="T1">r</text:span></text:span>opria ratio, mutatio a naturali sar<text:span text:style-name="Default_20_Paragraph_20_Font"><text:span text:style-name="T1">tu. </text:span></text:span>Quid<text:line-break/>igitur? num et morbus mutatio naturalis est status? an<text:line-break/>non absolute mutatio, sed mutatio quaedam ; symptoma ve-<text:line-break/>ro absolute mutatio est? Nam quum in. affectibus naturalis<text:line-break/>status mutatur, actionemque laedit, morbus gignitur; du<text:span text:style-name="Default_20_Paragraph_20_Font"><text:span text:style-name="T1">o-<text:line-break/></text:span></text:span>que haec, ut morbus sit, omnino desiderantur, in genere<text:line-break/>affectus esse, et functionem laedere, quorum neutrum fym-<text:line-break/>pt<text:span text:style-name="Default_20_Paragraph_20_Font"><text:span text:style-name="T1">o</text:span></text:span>mati adesse necessarium est; etenim licet neque affectus<text:line-break/>sit, nec actionem aliquam laedat, tame<text:span text:style-name="Default_20_Paragraph_20_Font"><text:span text:style-name="T1">n</text:span></text:span> eo folo, quod prae-<text:line-break/>ter naturum sit, abunde definietur. Atque a morbo qui-<text:line-break/>dem hac ratione diffe<text:span text:style-name="Default_20_Paragraph_20_Font"><text:span text:style-name="T1">r</text:span></text:span>t; a passione vero, quod haec passio<text:line-break/>omnino sit in motu, interdum et fecundum naturam. Sym-<text:line-break/>ptoma non folium in motu, fed etiam in habitu quodam, et<text:line-break/>omnino praeter natu<text:span text:style-name="Default_20_Paragraph_20_Font"><text:span text:style-name="T1">r</text:span></text:span>am. Erit igitur passio , alteratio vel<text:line-break/>circa materiam motus, qui adhuc fit, affectus vero qui</text:p>
      <text:p text:style-name="P1">post manet, symptoma autem, quicquid animali praeter<text:line-break/>naturam acciderit. Quare morbus quoque sub generalem<text:line-break/>symptomatis appellationem <text:span text:style-name="Default_20_Paragraph_20_Font"><text:span text:style-name="T1">r</text:span></text:span>educetur; est. enim is quoque<text:line-break/>quodam modo symptoma. Quin etiam quae et anteceden-<text:line-break/>tes in corpo<text:span text:style-name="Default_20_Paragraph_20_Font"><text:span text:style-name="T1">r</text:span></text:span>e animalis caulae constituuntur, generest fym-<text:line-break/>ptomatis notioni subiiciuntur.</text:p>
      <text:h text:style-name="Heading_20_2" text:outline-level="2">Cap. ll. </text:h>
      <text:p text:style-name="P3">Atque de iis quidem jam dictum est, de<text:line-break/>specialibus ve<text:span text:style-name="Default_20_Paragraph_20_Font"><text:span text:style-name="T1">r</text:span></text:span>o symptomatis hoc in libro disse<text:span text:style-name="Default_20_Paragraph_20_Font"><text:span text:style-name="T1">r</text:span></text:span>ere propo-<text:line-break/>situm esu Est autem horum triplex differentia. Alia nam-<text:line-break/>que ipsius co<text:span text:style-name="Default_20_Paragraph_20_Font"><text:span text:style-name="T1">r</text:span></text:span>poris nostri sunt affectus ; alia functionum lae-<text:line-break/>siones; esta haec ambo comitantia; tum in exeretorum et<text:line-break/>retentorum ametria ; tum in iis qui lu ipfo animali excitans<text:line-break/>tur strepitibus; tum etiam in reliquis sensibilibus disseren-<text:line-break/>tiis omnibus. Laesio ve<text:span text:style-name="Default_20_Paragraph_20_Font"><text:span text:style-name="T1">r</text:span></text:span>o nunc et privatio dicta audiatur.<text:line-break/>Non enim solum move<text:span text:style-name="Default_20_Paragraph_20_Font"><text:span text:style-name="T1">n</text:span></text:span>di, neque sentiendi difficultas laesio-<text:line-break/>nes quaedam actionum sunt, sed etiam immobilitas et in-<text:line-break/>sensibilitas. Ad eundem modum non dyspepsia solum, fed<text:line-break/>etiam apepfia ren <text:span text:style-name="Default_20_Paragraph_20_Font"><text:span text:style-name="T1">cruditas. </text:span></text:span>Atque haec quidem genera</text:p>
      <text:p text:style-name="P1">symptomatum fiunt, quorum differentiae particulares cousi-<text:line-break/>deraudae sunt. At singula perfequi sermone deinceps con-<text:line-break/>veniet; illo prius admonito., quod in libr<text:span text:style-name="Default_20_Paragraph_20_Font"><text:span text:style-name="T1">o</text:span></text:span> de m<text:span text:style-name="Default_20_Paragraph_20_Font"><text:span text:style-name="T1">o</text:span></text:span>rb<text:span text:style-name="Default_20_Paragraph_20_Font"><text:span text:style-name="T1">or</text:span></text:span>um<text:line-break/>differentiis diximus, <text:span text:style-name="Default_20_Paragraph_20_Font"><text:span text:style-name="T1">nempe</text:span></text:span> qui sanitatem no<text:span text:style-name="Default_20_Paragraph_20_Font"><text:span text:style-name="T1">n</text:span></text:span> esse affectum<text:line-break/>corporis, qua acti<text:span text:style-name="Default_20_Paragraph_20_Font"><text:span text:style-name="T1">o</text:span></text:span>nem edimus, sed ipsas acti<text:span text:style-name="Default_20_Paragraph_20_Font"><text:span text:style-name="T1">o</text:span></text:span>nes sanitatem .<text:line-break/>esse putarunt; quam n<text:span text:style-name="Default_20_Paragraph_20_Font"><text:span text:style-name="T1">o</text:span></text:span>s nunc d<text:span text:style-name="Default_20_Paragraph_20_Font"><text:span text:style-name="T1">o</text:span></text:span>ctrinam sympt<text:span text:style-name="Default_20_Paragraph_20_Font"><text:span text:style-name="T1">o</text:span></text:span>matum de<text:line-break/>actionum laesione tradimus, hanc ipsi morborum d<text:span text:style-name="Default_20_Paragraph_20_Font"><text:span text:style-name="T1">o</text:span></text:span>ctrinam<text:line-break/>facturi sunt, . et a nobis nimirum, si nihil in ipsis rebus er-<text:line-break/>raverint, de solis nominibus dissensuri. Oriuntur autem<text:line-break/>(ut saepe dictum estj hujuscemodi d<text:span text:style-name="Default_20_Paragraph_20_Font"><text:span text:style-name="T1">o</text:span></text:span>ctrinarum errores ex<text:line-break/>aliqua, quae omittitur, differentia. ltaque si differentias<text:line-break/>omnes percenseant, et eas n<text:span text:style-name="Default_20_Paragraph_20_Font"><text:span text:style-name="T1">o</text:span></text:span>n symptomatum, sed morbo-<text:line-break/>rum esse dicant,. in nomine sol<text:span text:style-name="Default_20_Paragraph_20_Font"><text:span text:style-name="T1">o, </text:span></text:span>non in re, a nobis. dissen-<text:line-break/>tient. Ergo dicendae differentiae nobis jam sunt, oratione<text:line-break/>ad principium revocata, quoniam symptoma generatim qui-<text:line-break/>dem appellatur quicquid animali praeter naturam contigit;<text:line-break/>ita ut tum morbi ipsi; tum morb<text:span text:style-name="Default_20_Paragraph_20_Font"><text:span text:style-name="T1">o</text:span></text:span>rum. causae; quae intra</text:p>
      <text:p text:style-name="P1">corpus consistunt, (non enim evidentes) sympt<text:span text:style-name="Default_20_Paragraph_20_Font"><text:span text:style-name="T1">o</text:span></text:span>mata sint.<text:line-break/>Altera vero significatione ac veluti magis propria, detractis<text:line-break/>tum morbis, tum eorum causis, -reliqua omnia, quae praeter<text:line-break/>naturam sunt, symptomata nominantur. Atque nunc de his<text:line-break/>loqui n<text:span text:style-name="Default_20_Paragraph_20_Font"><text:span text:style-name="T1">o</text:span></text:span>bis est propofitum.</text:p>
      <text:h text:style-name="Heading_20_2" text:outline-level="2">Cap. HI. </text:h>
      <text:p text:style-name="P3">Primum ergo memores esse oportet tripli -<text:line-break/>cis eorum <text:span text:style-name="Default_20_Paragraph_20_Font"><text:span text:style-name="T1">sumptomatum</text:span></text:span> naturae, ac sic deinceps omnia di-<text:line-break/>videre, ab actionum laesione ducto exordio. Haec autem<text:line-break/>secanda est in duo prima genera, quod et actionum ipsarum<text:line-break/>duae sint primae differentiae; aliae enim animae, aliae na-<text:line-break/>turae sunt;. proindeque priores quidem animales, posterio-<text:line-break/>r es vero naturales vocantur. Rursus igitur animales prio-<text:line-break/>res dividimus in scusitrices, motrices, et tertias prinripes<text:line-break/>(nihil enim deterius suerit ita dilucidae doctrinae g<text:span text:style-name="Default_20_Paragraph_20_Font"><text:span text:style-name="T1">r</text:span></text:span>atia eas<text:line-break/>nominasse] et iturum earum, quae dictae sunt, quamque in<text:line-break/>suas differentias distinguimus. Serrsitricis . igitur animae<text:line-break/>functio quinque omnino habet <text:span text:style-name="Default_20_Paragraph_20_Font"><text:span text:style-name="T1">functionum</text:span></text:span> differentias, ri-.</text:p>
      <text:p text:style-name="P1">dendi, odorandi, gustandi, audiendi, et tange<text:span text:style-name="Default_20_Paragraph_20_Font"><text:span text:style-name="T1">n</text:span></text:span>do Motrix<text:line-break/>vero proximum instrumentum unum habet, modum que<text:line-break/>ipsius motionis unum : (demonstratum enim ita est lu libris<text:line-break/>de musculorum motu] variatur autem in particularibus i<text:span text:style-name="Default_20_Paragraph_20_Font"><text:span text:style-name="T1">n-<text:line-break/></text:span></text:span>strumentis, ita ut varias habere species rideatur. Reliqua<text:line-break/>vero animae structio , quae a pri<text:span text:style-name="Default_20_Paragraph_20_Font"><text:span text:style-name="T1">n</text:span></text:span>cipe facultate procedit , <text:span text:style-name="Default_20_Paragraph_20_Font"><text:span text:style-name="T4">in<text:line-break/></text:span></text:span>imaginatricem , ratiorinatricem et recordatricem dividitur.<text:line-break/>Ergo etiam. laesiones functionum sentiendi communes qui-<text:line-break/>dem omnibus sunt; inseusibilitas quaedam vel sentiendi disi-<text:line-break/>ficultas, (voco autem sentiendi difficultatem <text:span text:style-name="Default_20_Paragraph_20_Font"><text:span text:style-name="T1">t</text:span></text:span>ensum vitiosum<text:line-break/>omnem] particulares vero lu u<text:span text:style-name="Default_20_Paragraph_20_Font"><text:span text:style-name="T1">n</text:span></text:span>oquoque <text:span text:style-name="Default_20_Paragraph_20_Font"><text:span text:style-name="T1">sunt sensu</text:span></text:span>, lu ocu-<text:line-break/>lis quidem caecitas et villis obscuritas et depravata. villo<text:line-break/>quaedam. lu auribus, surditas et auditus gravitas et ob-<text:line-break/>auditio quaedam. Sic i<text:span text:style-name="Default_20_Paragraph_20_Font"><text:span text:style-name="T1">n</text:span></text:span> lingua, na<text:span text:style-name="Default_20_Paragraph_20_Font"><text:span text:style-name="T1">t</text:span></text:span>o et tactu, effi propria<text:line-break/>nomina sortita non sunt, tamen respondentia praedictis ad<text:line-break/>proportionem habentur ; aut enim propria sieusibssia prorsus<text:line-break/>non sentiunt, aut male ; eritque illud male duplex , alte-<text:line-break/>rutu diminute, alte<text:span text:style-name="Default_20_Paragraph_20_Font"><text:span text:style-name="T1">r</text:span></text:span>um depravate. Tactus autum proprium</text:p>
      <text:p text:style-name="P1">et insigne praeter caeteros sensus in actione sua symptoma<text:line-break/>obtinet, dolorem; qui quidem etiam caeteris sensibus ab<text:line-break/>externis propriis sensibilibus lucidis; huic vero non solum<text:line-break/>ab externis, sed etiam multo magis ab affectibus, qui intra<text:line-break/>corpus consistunt, isque plerumque tam vehemens, ut non-<text:line-break/>nulli cruciatu victi sibi ipsis mortem consciscant. lnvadit<text:line-break/>quidem et oculos ob lucis splendorem molestus quidam <text:span text:style-name="Default_20_Paragraph_20_Font"><text:span text:style-name="T1">do-<text:line-break/>tori</text:span></text:span>s affectus; ames quoque ob magnum aliquem et asperum<text:line-break/>strepitum; m gustu quoque et odoratu alii ejusmodi mole-<text:line-break/>sii affectus oboriuntur a proprio sensili unoquoque sensu<text:line-break/>dolenter affecto. Maximi vero dolores tactus sensui acci-<text:line-break/>dunt. Etenim qui dolores ob aurium phlegmonem, aliumve<text:line-break/>quempiam affectum vehementer nos angunt, ii proprii audi-<text:line-break/>tus <text:span text:style-name="Default_20_Paragraph_20_Font"><text:span text:style-name="T1">d</text:span></text:span>o<text:span text:style-name="Default_20_Paragraph_20_Font"><text:span text:style-name="T1">l</text:span></text:span>o<text:span text:style-name="Default_20_Paragraph_20_Font"><text:span text:style-name="T1">re</text:span></text:span>s non sunt, sed tactus ; communis enim is est om-<text:line-break/>muni sensuum organis, reliqui quatuor cujusque seorsum.<text:line-break/>Ita ita oculis saepe vehementes dolores excitantur sensu.</text:p>
      <text:p text:style-name="P1">tactus lu his lab<text:span text:style-name="Default_20_Paragraph_20_Font"><text:span text:style-name="T1">o</text:span></text:span>rante; sic etiam et dentium et coli dolores;<text:line-break/>quin pruritus quoque ex hoc genere symptomatum est. Ne<text:line-break/>igitur etiamnum in unaquaque parte proprium nomen quae-<text:line-break/>ras , quale est cephalalgia, et cordolium, et aurium d<text:span text:style-name="Default_20_Paragraph_20_Font"><text:span text:style-name="T1">o</text:span></text:span>l<text:span text:style-name="Default_20_Paragraph_20_Font"><text:span text:style-name="T1">o</text:span></text:span>r ;<text:line-break/>n<text:span text:style-name="Default_20_Paragraph_20_Font"><text:span text:style-name="T1">o</text:span></text:span>n eum invenies impositum; sed oratione ejusmodi omnia<text:line-break/>interpretari satis suerit, dicendo vesicae et re<text:span text:style-name="Default_20_Paragraph_20_Font"><text:span text:style-name="T1">n</text:span></text:span>um et lienis,<text:line-break/>item genuum et pestis caeterarum que similiter partium<text:line-break/>dolores. . Atque talia quidem et tot munero sanctionum<text:line-break/>sentiendi sunt symptomata: Ad haec etiam duo eximia<text:line-break/>pervigilium et sopor lu pruno omnium sensu, qui <text:span text:style-name="Default_20_Paragraph_20_Font"><text:span text:style-name="T1">o</text:span></text:span>mnibus<text:line-break/>feusibus est communis, c<text:span text:style-name="Default_20_Paragraph_20_Font"><text:span text:style-name="T1">o</text:span></text:span>nsistunt. At functi<text:span text:style-name="Default_20_Paragraph_20_Font"><text:span text:style-name="T1">o</text:span></text:span>num motum<text:line-break/>edentium prima symptomata sunt immobilitas et m<text:span text:style-name="Default_20_Paragraph_20_Font"><text:span text:style-name="T1">o</text:span></text:span>vendi<text:line-break/>difficultas. Sed difficultatis movendi alius diminutus in-<text:line-break/>sirmusqne motus est, alius depravatus; depravati autem<text:line-break/>alitis tremulus, alius convulsivus, alius palpitans, alius con-<text:line-break/>cussivus. Dictorum symptomatum quaedam quum lu toto<text:line-break/>corpore fiunt, diversas appellationes sortiuntur, ut empto-<text:line-break/>stliotonos , opisthotonos et tetanos. Quod si totius corporis</text:p>
      <text:p text:style-name="P1">non solum convulsio fit, sed etiam principum functionum<text:line-break/>cohibitio, tale <text:span text:style-name="Default_20_Paragraph_20_Font"><text:span text:style-name="T1">sampt</text:span></text:span>o<text:span text:style-name="Default_20_Paragraph_20_Font"><text:span text:style-name="T1">ma</text:span></text:span> epilepsia dicitur; quemadmodum<text:line-break/>et apoplexia quae totius est corporis resolutio una cum prin .<text:line-break/>cipibus functionibus <text:span text:style-name="Default_20_Paragraph_20_Font"><text:span text:style-name="T1">laesi</text:span></text:span>s. Atque hae quidem actionum<text:line-break/>motum edentium sunt laefiones ; <text:span text:style-name="Default_20_Paragraph_20_Font"><text:span text:style-name="T1">quarum</text:span></text:span> fi qua proprium et<text:line-break/>iusigne nomen inditum non habeat, non decet propterea<text:line-break/>ullos deceptos aestimare aliquod symptoma a nobis praeter-<text:line-break/>missum esse , ut neque apnoean et dyspnoean , vel ischurian<text:line-break/>et. dysurian, vel aphouiau et cacophoniam et dysphonian.<text:line-break/>Sed ipsi medico ejusmodi omnia in singulis animalibus fun-<text:line-break/>ctionibus sunt exploranda, ut et in cujusque eormn dissis-<text:line-break/>renuis; veluti si sors ita tulerit, quum dyspnoea unum<text:line-break/>sit animalis functionis <text:span text:style-name="Default_20_Paragraph_20_Font"><text:span text:style-name="T1">nempe</text:span></text:span> respirationis symptoma, quot<text:line-break/>sint in universum ejus differentiae, (quemadmodum lu libris<text:line-break/>de dyspnoea demonstravimus] aut cacophoniae quot parti-<text:line-break/>culares habeantur. differentiae, ut ru libello de voce dis-<text:line-break/>seruimus. At passim dubitaverit quispiam, cujus generis<text:line-break/>symptoma sit; ut pandiculatio , oscitatio , sternutatio, tostis.</text:p>
      <text:p text:style-name="P1">Verum de ejusmodi omnibus proximo libro de symptomatum<text:line-break/>causis lusius disseretur. Deinceps autem licuerit principum<text:line-break/>functionum laesiones prosequi, ac primum imagluatricis.<text:line-break/>Est autem hujus laesio quoque esta veluti paralysis quaedam,<text:line-break/>quae caros et catalepfis nominatur; esta veluti pravus qui-<text:line-break/>dam erransque motus, qui delirium vocatur; alia veluti de-<text:line-break/>firiens et imbecillus <text:span text:style-name="Default_20_Paragraph_20_Font"><text:span text:style-name="T1">motu</text:span></text:span>s, ut in comate et lethargo. Quin<text:line-break/>etiam ratiocmatricis functionis, quae veluti paralysis est,<text:line-break/>amentia; quae veluti deficie<text:span text:style-name="Default_20_Paragraph_20_Font"><text:span text:style-name="T1">n</text:span></text:span>s motio est, et stultitia et fa-<text:line-break/>tuitus ; quae vero veluti aberrans est, delirium appellatur.<text:line-break/>Nam plerumque in utrisque simul delirium c<text:span text:style-name="Default_20_Paragraph_20_Font"><text:span text:style-name="T1">o</text:span></text:span>nsistit, tum<text:line-break/>in prava imaginatione, tum in i<text:span text:style-name="Default_20_Paragraph_20_Font"><text:span text:style-name="T1">n</text:span></text:span>epta ratiocinatione; est-<text:line-break/>autem interdum in earum altera duntaxat : quemadmodum<text:line-break/>et Theophilo medico aegrotanti contigit i<text:span text:style-name="Default_20_Paragraph_20_Font"><text:span text:style-name="T1">n</text:span></text:span> caeleris quidem<text:line-break/>prudenter et dissere<text:span text:style-name="Default_20_Paragraph_20_Font"><text:span text:style-name="T1">r</text:span></text:span>e et praese<text:span text:style-name="Default_20_Paragraph_20_Font"><text:span text:style-name="T1">n</text:span></text:span>tes exacte noscere, sed ti-<text:line-break/>bitines quosdam angulum domus, ubi decumbebat, occo-<text:line-break/>passe assidueque tibia modulari ac <text:span text:style-name="Default_20_Paragraph_20_Font"><text:span text:style-name="T1">t</text:span></text:span>onos edere putabat; at-</text:p>
      <text:p text:style-name="P1">que hos se intueri arbitrabatur, alios quidem istic stantes,<text:line-break/>alios autem sedentes ita continue tibia ca<text:span text:style-name="Default_20_Paragraph_20_Font"><text:span text:style-name="T1">n</text:span></text:span>entes, ut neque .<text:line-break/>noctu quicquam remitterent, neque omnino interdiu vel<text:line-break/>minimum tempus quiesce<text:span text:style-name="Default_20_Paragraph_20_Font"><text:span text:style-name="T1">r</text:span></text:span>ent ; proinde exclamabat, perpe-<text:line-break/>tuo jubens eos domo ejrci. Atque haec illi erat delirii fpe-<text:line-break/>cies. Is postquam plane convaluit a morboque evafit, tum<text:line-break/>reliqua omnia quae ingredientium quisque dixisset secissetve,<text:line-break/>narrabat, tum risu de tibicinibus memorabat. Quibusdam<text:line-break/>vero nullum risum apparet, sed ni non recte ratioci<text:span text:style-name="Default_20_Paragraph_20_Font"><text:span text:style-name="T1">n</text:span></text:span>antur,<text:line-break/>ratiocinatrice animae facultate iis affecta ; ut ph<text:span text:style-name="Default_20_Paragraph_20_Font"><text:span text:style-name="T1">r</text:span></text:span>enitico con-<text:line-break/>tigit, qui occlusis lutus j anuis singula vasa per fenestras pro-<text:line-break/>tulit, postea praetereuntes rogabat, num proficere juberent.<text:line-break/>Hic enim singulorum valorum nomina plane proferebat;<text:line-break/>qua in re fe manifeste declarabat, neque in imaginatione<text:line-break/>circa ea laesum esse, nec in ne minum memoria. Quid igi-<text:line-break/>tur sibi vult ab alto omnia delicere ac perfringere? hoc<text:line-break/>intelligere non poterat, sed opere ipfo delirare se declara-</text:p>
      <text:p text:style-name="P1">bat. Quod autem et circa memoratricem animae facultatem<text:line-break/>symptomata eveniunt non aegrotantibus modo, sed iis etiam,<text:line-break/>qui aegrotare desierunt, id didicisse e Tlrucydide licet, qui<text:line-break/>nonnullos e pestilentia servatus eatenus omnium quae prae-<text:line-break/>cessissent oblitus prodit, ut non solum suos f<text:span text:style-name="Default_20_Paragraph_20_Font"><text:span text:style-name="T4">amili</text:span></text:span>ares, fied<text:line-break/>etiam se ipsos ignorarent.</text:p>
      <text:h text:style-name="Heading_20_2" text:outline-level="2">Cap. IV. </text:h>
      <text:p text:style-name="P3">Sed enim quoniam principis animae facul--<text:line-break/>tatis symptomata explicata sunt, jam tempestivum est ad<text:line-break/>alterum iunctionum genus, - quas naturales appellant, trans- -<text:line-break/>ire. Atque harunr surgulis, quum vel non eduntur, vel<text:line-break/>male eduntur, erunt symptomata. Hujus quidem generis<text:line-break/>symptomatum sunt in appetitu appetentia tum difficilis in<text:line-break/>appetentia, tum immoderata ciborum appetentia. Con-<text:line-break/>coctionis sunt apepfia; bradypepsia, dyspepfia. - Pari modo<text:line-break/>in distributione et sanguinis generatione, quae vel non pera-<text:line-break/>gitur, vel prave peragitur, existent symptomata. Hujus ge-<text:line-break/>neris symptomatum sunt hyderi. Jam in nutritionis actio-</text:p>
      <text:p text:style-name="P1">ne atrophiae quaedam et tabes frustrationes <text:span text:style-name="Default_20_Paragraph_20_Font"><text:span text:style-name="T1">eju</text:span></text:span>s sunt. Leu-<text:line-break/>cas vero et ophiases et alopecias et quicquid ejusmodi<text:line-break/>symptomatum species <text:span text:style-name="Default_20_Paragraph_20_Font"><text:span text:style-name="T1">habetur</text:span></text:span>, vitiosae nutritiones efficiunt.<text:line-break/>At asphyxiae et cacosphyxiae functionis <text:span text:style-name="Default_20_Paragraph_20_Font"><text:span text:style-name="T1">laesae</text:span></text:span> pulsuum<text:line-break/>sunt symptomata. In excrementorum quoque fecretione<text:line-break/>quae vel non omnino, vel non rite peragitur, symptomata<text:line-break/>consistunt, alia nomine proprio vacantia, veluti quae circa<text:line-break/>atram bilem eveniunt; alia ex consuetudine nominata, ut<text:line-break/>regius morbus. Methodus ver<text:span text:style-name="Default_20_Paragraph_20_Font"><text:span text:style-name="T1">o</text:span></text:span> lue quoque omnium inven-<text:line-break/><text:span text:style-name="Default_20_Paragraph_20_Font"><text:span text:style-name="T1">tin</text:span></text:span>nis est naturalium facullatum cognitio, quas in libris de<text:line-break/>ipsis conscriptis quatuor esse lu unaquaque corporis parte<text:line-break/>indicavimus; attractricem, retentricem, alteratricem et ex-<text:line-break/>cretricem. Erit igitur lu harum unaquaque duplex fym-<text:line-break/>ptoma; altorum quum male fit actio, alterum quom pror-<text:line-break/>stas non fit. Quare in quocunque naturali instrumento<text:line-break/>octo eruntin universum symptomata. Ergo si cui ex ana-<text:line-break/>tonis innotuerit. partium animalis numerus, facile ex fe<text:span text:style-name="Default_20_Paragraph_20_Font"><text:span text:style-name="T1">t</text:span></text:span>e</text:p>
      <text:p text:style-name="P1">omnium symptomatum multitudinem inveniet. ortae enim<text:line-break/><text:span text:style-name="Default_20_Paragraph_20_Font"><text:span text:style-name="T1">n</text:span></text:span>aturae solius sir<text:span text:style-name="Default_20_Paragraph_20_Font"><text:span text:style-name="T1">n</text:span></text:span>t instrumenta, oct<text:span text:style-name="Default_20_Paragraph_20_Font"><text:span text:style-name="T1">o</text:span></text:span> fotum sympt<text:span text:style-name="Default_20_Paragraph_20_Font"><text:span text:style-name="T1">o</text:span></text:span>matis;<text:line-break/>laborabunt; quae vero sunt animae, <text:span text:style-name="Default_20_Paragraph_20_Font"><text:span text:style-name="T1">tum isti</text:span></text:span>s, tum sus<text:line-break/>amplius aliis duobus. Monstratum e<text:span text:style-name="Default_20_Paragraph_20_Font"><text:span text:style-name="T1">n</text:span></text:span>im paulo sirpra est,<text:line-break/>cujusque animalium actionum duplicem esse symptomatum<text:line-break/>speciem, vel quae protius non efficiuntur, vel quae male<text:line-break/>eduntur. Dictum praeterea est hoc male duplex esse,<text:line-break/>aliud veluti obscure debiliterque, aliud ac siquis dicat de-<text:line-break/>pravam. Ita rursus si non duo in quaque tum actione tum<text:line-break/>facultate symptomata esse dicas, sed <text:span text:style-name="Default_20_Paragraph_20_Font"><text:span text:style-name="T1">o</text:span></text:span>mnino tria, alterum<text:line-break/><text:span text:style-name="Default_20_Paragraph_20_Font"><text:span text:style-name="T1">scili</text:span></text:span>c<text:span text:style-name="Default_20_Paragraph_20_Font"><text:span text:style-name="T1">et</text:span></text:span> priorum duorum .in du<text:span text:style-name="Default_20_Paragraph_20_Font"><text:span text:style-name="T1">o</text:span></text:span> sicca<text:span text:style-name="Default_20_Paragraph_20_Font"><text:span text:style-name="T1">n</text:span></text:span>s, duodecim quidem<text:line-break/>m quoque naturali instrumento erunt symptomata, quinde-<text:line-break/>cim vero in animalibus <text:span text:style-name="Default_20_Paragraph_20_Font"><text:span text:style-name="T1">organis. </text:span></text:span>Porr<text:span text:style-name="Default_20_Paragraph_20_Font"><text:span text:style-name="T1">o</text:span></text:span> prior divisi<text:span text:style-name="Default_20_Paragraph_20_Font"><text:span text:style-name="T1">o</text:span></text:span>, quae<text:line-break/>in duas <text:span text:style-name="Default_20_Paragraph_20_Font"><text:span text:style-name="T1">saeta est</text:span></text:span> differentias, octo quidem naturalium, de—<text:line-break/>cem vero animalium actionum efficit. Si quod vero in-<text:line-break/>stramentum duplici ratione. animale sit, ut sentiat simul et<text:line-break/>moveat, huic ex secunda divisione decem et octo fympto-<text:line-break/>mata incident, ex nriore duodecim. Monstrato igitur,</text:p>
      <text:p text:style-name="P1">quod dicimus- in u<text:span text:style-name="Default_20_Paragraph_20_Font"><text:span text:style-name="T1">n</text:span></text:span>a alterave parte, quod nos in Hs,Arod<text:line-break/>ipsum lu omnibus facere censemus eum, qui numerare fym<text:span text:style-name="Default_20_Paragraph_20_Font"><text:span text:style-name="T1">d<text:line-break/></text:span></text:span>plumata studebit, minime quidem nominibus attentum (ne-<text:line-break/>que enim ubique usitata nomina inveniet) sed ipsum rerum<text:line-break/>naturam spectantem. Sed esto ventriculus concoctionis iit-<text:line-break/>strumeutum , quod trahit. ad se (uti ostendimus) farniliare<text:line-break/>alimentum et excernit quicquid est alienum ; praeterea quod<text:line-break/>attraxit, id retinet, et quod retinet, alterati Quum igitur<text:line-break/>vel omnino non attrahere , vel vitiose attrahere illi contigit,<text:line-break/>duo haec attractricis facultatis symptomata mecum per-<text:line-break/>pende. Alterum eorum rursum bifariam dividitur, <text:span text:style-name="Default_20_Paragraph_20_Font"><text:span text:style-name="T1">nempe<text:line-break/></text:span></text:span>quod vitiosis, oratione saltem quatenus utique licet (tametsi<text:line-break/>nominibus - dilucide demonstrare non potes, quod <text:span text:style-name="Default_20_Paragraph_20_Font"><text:span text:style-name="T1">scilicet<text:line-break/></text:span></text:span>his nullam impositum nomen fit) interpretari conatus, quod<text:line-break/>etiam per id ipsum vitiose alia erit ut <text:span text:style-name="Default_20_Paragraph_20_Font"><text:span text:style-name="T1">attractio</text:span></text:span> imbecilla,<text:line-break/>alia ut depravata; imbecilla quidem quae vix et aegre et<text:line-break/>longo tempore fit; - depravata, quae veluti cum palpitatione,<text:line-break/>vel tremore, vel convulsio<text:span text:style-name="Default_20_Paragraph_20_Font"><text:span text:style-name="T1">n</text:span></text:span>e, vel concussione agitur. lu</text:p>
      <text:p text:style-name="P1">alteratrice vero ventriculisimultate aliud <text:span text:style-name="Default_20_Paragraph_20_Font"><text:span text:style-name="T1">samptoma</text:span></text:span> est, ubi<text:line-break/>omnino alteratio non fit, quum quales assumpti cibi sunt,<text:line-break/>tales in omni qualitate manent; aliud <text:span text:style-name="Default_20_Paragraph_20_Font"><text:span text:style-name="T1">ubi</text:span></text:span> imbecilliter, <text:span text:style-name="Default_20_Paragraph_20_Font"><text:span text:style-name="T1">quod<text:line-break/></text:span></text:span>proprium nomen bradypepsiarn habet; quemadmodum et de-<text:line-break/>pravatu<text:span text:style-name="Default_20_Paragraph_20_Font"><text:span text:style-name="T1">r</text:span></text:span> quum in alienam qualitatem cibi permutantur, ita<text:line-break/>ut tria in totum symptomata circa unam actionem frustra-<text:line-break/>tam habeantur. . Vocatur autem ipsa sunctio concoctio,<text:line-break/>quae ciborum est in familiarem animali qualitatem alteratio.<text:line-break/>Bradypepfia vero mutatio in eam qualitatem est, sed vix<text:line-break/>et fpatio longiore; altercationem autem in alterum qualita-<text:line-break/>tem, pon tamen lu eam, quae secundum naturam est,. ape-<text:line-break/>psiam nominant. Huic aequinoce privatio quoque actionis<text:line-break/>nominatur; quanquam clarius suerat hunc lolam apepsiam<text:line-break/>nominare; .illam vero depravatam mutationem, dyspepsiam;<text:line-break/>ficut imbecillam alte<text:span text:style-name="Default_20_Paragraph_20_Font"><text:span text:style-name="T1">r</text:span></text:span>ationem , bradypepsiarn. Atque ut<text:line-break/>Plato dicebat, veteres quum res plurimas ignorarent, estas<text:line-break/>omnino non nomi<text:span text:style-name="Default_20_Paragraph_20_Font"><text:span text:style-name="T1">n</text:span></text:span>arunt, alias non recte. Non igitu<text:span text:style-name="Default_20_Paragraph_20_Font"><text:span text:style-name="T1">r</text:span></text:span> de-<text:line-break/>cipi nos oportet nomntibus, sed in ipsam rerum substantiam</text:p>
      <text:p text:style-name="P1">inspicere. Id si fecerimus, inveniemus similiter retentricis<text:line-break/>facultatis acsionem secundum naturam se habere, quum tem-<text:line-break/>pus comprehensionis ciborum concoctionis tempori exae-<text:line-break/>quatur, ac cibos undique prorsus complectitur; privatio-<text:line-break/>nem vero universalem actionis, quum prorsus non comple-<text:line-break/>ctitur; accidit autem id in lienteriis; imbeciliitatem vero<text:line-break/><text:span text:style-name="Default_20_Paragraph_20_Font"><text:span text:style-name="T1">vocamus,</text:span></text:span> quum vel non probe comprehendit, veI non ad<text:line-break/>usque perlectam concoctionem, vel quum ambo haec simul<text:line-break/>incidunt^ Quum enim his in duobus consistat proba com-<text:line-break/>prehenfivae facultatis functio, tum ut nullum spolium re-<text:line-break/>liuquatur inter ventrem et cibos vacumn, tum ut compre-<text:line-break/>hensionis tempus concoctionis tempori exaequetur; vel in<text:line-break/>altero tantum male functionem obibit; vel in utroque, sym-<text:line-break/>ptomataque consequentur, i mbe cissam quidem comprehen-<text:line-break/>lienem fluctuationes et flatus; brevioris vero temporis com-<text:line-break/>prehensionem excretio celeris et ciborum in inferiori ven-<text:line-break/>tre corruptela. Atque hic de . huic rei mentem adbibero</text:p>
      <text:p text:style-name="P1">velim quod alteri symptomata alterum nonnunquam fuere-<text:line-break/>dit; imbecillam namque compreheusionem modo perturba-<text:line-break/>tiones ventris sequuntur; modo flatus; brevioris vero tem.-<text:line-break/>poris <text:span text:style-name="Default_20_Paragraph_20_Font"><text:span text:style-name="T1">comprehensi</text:span></text:span>o<text:span text:style-name="Default_20_Paragraph_20_Font"><text:span text:style-name="T1">nem</text:span></text:span> omnino imperfecta concoctio ;. cui<text:line-break/>succedit vel celer ciborum exitus, vel eorum in ventre cor-<text:line-break/>ruptela. Ac ita celeris quidem exitus inseparabilia fym..:<text:line-break/>plumata sunt defectionis humiditas et distributio deficiens;<text:line-break/>corruptelae autem in alvi quidem deiectionibus graveolen-<text:line-break/>tia <text:span text:style-name="Default_20_Paragraph_20_Font"><text:span text:style-name="T1">n</text:span></text:span>ecessario, non necessario autem mordicationes aut in-<text:line-break/>stationes. Sed interdum neutrum eorum, interdum alte-<text:line-break/>rurn,. interdum utrumque sequitur. Cur autem tum lu istis,<text:line-break/>tmn infis, quae prius <text:span text:style-name="Default_20_Paragraph_20_Font"><text:span text:style-name="T1">t</text:span></text:span>uus dieta, quaedam necessario fe-<text:line-break/>quantur , quaedam non necessario , iir libro hunc seque<text:span text:style-name="Default_20_Paragraph_20_Font"><text:span text:style-name="T1">n</text:span></text:span>ti<text:line-break/>agemus. ln praefentia vero ad reliquam rete<text:span text:style-name="Default_20_Paragraph_20_Font"><text:span text:style-name="T1">n</text:span></text:span>tricis sacul-<text:line-break/>tatis. symptomatum differentiam est transeundum. Quum<text:line-break/>igitur cibos venter comprehendit, sed cum palpitatione qua-<text:line-break/>dam vel tanquam convuffione et tremore et concussione,<text:line-break/>ejusmodi comprehe<text:span text:style-name="Default_20_Paragraph_20_Font"><text:span text:style-name="T1">n</text:span></text:span>sionis opus depravatum fuerit. Ac pal-<text:line-break/>pitationem quidem ventris claro sentimus, itemque convul-</text:p>
      <text:p text:style-name="P1">sument; (surgultunr enim hoc fymplonra nominant) at pative-<text:line-break/>tua ejus, quod veluti tremor sit, non clare <text:span text:style-name="Default_20_Paragraph_20_Font"><text:span text:style-name="T1">perc</text:span></text:span>i<text:span text:style-name="Default_20_Paragraph_20_Font"><text:span text:style-name="T1">pitur t</text:span></text:span> sed<text:line-break/>si nostrae orationi animum adhibueris, id quoque .non magno<text:line-break/>negotio deprehendes. Ergo ubi ab assumpto cibo neque<text:line-break/>aliqua fluctuatio tu insultat, neque inflatio, imo neque palpi—<text:line-break/>talio. ulla est, neque singultus, sed insuetae sectationis in<text:line-break/>ve<text:span text:style-name="Default_20_Paragraph_20_Font"><text:span text:style-name="T1">n</text:span></text:span>tre sensus est, et veluti gravatur is ac laborat, ac defide-<text:line-break/>rat celerius onus per iuferiora aut superiora secedere, simul-<text:line-break/>que accedit ructus quidam ac molesta quaedam difficultas<text:line-break/>intoleranda ac vix explicabilis respirationis sequitur; tunr<text:line-break/>existima ventriculum cibos comprehendere quidem, sed tre-<text:line-break/>mule. At motus veluti concussivus lu rigoribus maxime est<text:line-break/>conspicuus, universas animalis partus occupans. Sed de<text:line-break/>his fusius in libris hunc sequentibus disseretur. Jam nunc<text:line-break/>ad quartam ventris facultatem exeretricem propultricemque<text:line-break/>nominatam accedamus ; cujus veluti privatio in quibusdam<text:line-break/>ilei speciebus cernitur; imbecillitas vero plerumque in tar-<text:line-break/>dis quibusdam excrementorum delectionibus incidit. Motus-</text:p>
      <text:p text:style-name="P1">autem quasi vitiosius est, quum ver priusquam peracta con-<text:line-break/>coctio.fit, ad acti<text:span text:style-name="Default_20_Paragraph_20_Font"><text:span text:style-name="T1">o</text:span></text:span>nem proruit; vel abs<text:span text:style-name="Default_20_Paragraph_20_Font"><text:span text:style-name="T1">o</text:span></text:span>luta <text:span text:style-name="Default_20_Paragraph_20_Font"><text:span text:style-name="T1">concoctione<text:line-break/></text:span></text:span>cessat ac tardat, vel una cum aliquo jam dictorum sympto-<text:line-break/>matum fit, alilerve quovis modo inaequaliter, vel tanquam<text:line-break/>intemperanter venter in cibos irruit, minime moderatum<text:line-break/>habens motum exemplo eorum, qui per declive currentes, -<text:line-break/>gradum postea sistere nequeunt. Igitur ventris, quatenus<text:line-break/>organum est concoctionis, dicta symptomata sunt; at quate-<text:line-break/>nus ipsum nutriri oportet et ad fe alimentum attrahere et<text:line-break/>retinere, quousque alienaverit et supervacaneum excreve-<text:line-break/>xit, alium parem symptomatum numerum ut similare cor-.<text:line-break/>pus sortietur. .. Fortassis igitur praestiterit .omnia, quae fa-<text:line-break/>cultatis nutricis functioni accidunt, symptomata percur-<text:line-break/>rere, tum quae ventris corpori, tum quae caeleris par-<text:line-break/>tibus omnibus insunt communia, quippe durior ita le-<text:line-break/>gentibus oratio fiet, illuftriusque docebit..quod paulo supra<text:line-break/>est dictum, symptoma symptomatis causam esse. Atrophiam<text:line-break/>enim, quum utrum symptoma sit, sive ea in loto stat animali,</text:p>
      <text:p text:style-name="P1">sive in una ejus sparte, multa praecedunt symptomata.<text:line-break/>Quum enim quod probe nutriri debet, id et trahere ad fe fa-<text:line-break/>miliare ac proprium alimentum oporteat ; et quoad allera-<text:line-break/>tum sibi assimilaverit, <text:span text:style-name="Default_20_Paragraph_20_Font"><text:span text:style-name="T1">r</text:span></text:span>etinere; praeterea quod redundat<text:line-break/>excrementum excernere ; quumque id excrementum duplex^<text:line-break/>genere sit, aut enim quantitate redundat, aut qualitale ; ne-<text:line-break/>ceste omnino est partem atrophia laborantem vel uno prae-<text:line-break/>dictorum aliquo id pati, vel plurimis. Nam sive diminuto<text:line-break/>nutritarum <text:span text:style-name="Default_20_Paragraph_20_Font"><text:span text:style-name="T1">alimentu</text:span></text:span>m, sive non omnino, sive depravate<text:line-break/>trahat, a trophia para laborabit: sive id quidem quantum<text:line-break/>et quale esse oportet suppeditetur, caeterum symptoma<text:line-break/>aliquod in retentrice sacultate consistat surrile dictis ventri-<text:line-break/>culi symptomatis, atrophia sic quoque laborabit. Quodsi<text:line-break/>hae facultales illaesis fungantur actionibus, excretrix autem<text:line-break/>erraverit, plusquam oportet evacuans; sic quoque pars ma-<text:line-break/>cilenta atrophiaque tabescens reddetur- Jam alteratricis<text:line-break/>facultatis symptomatum illud quidem, quod veluti privatio<text:line-break/>est .(quam apepsiam vocari diximus) liquido patet .partem</text:p>
      <text:p text:style-name="P1">macilentam efficere. Alterum quasi imbecillitas quaedam<text:line-break/>est (quam bradypepsiam vocamus) haec spatio quidem lon-<text:line-break/>giore, sed manisestam tandem aliquando maciem inducet.<text:line-break/>Tertium vero symptoma, dyspepsiae simile, non macilentam<text:line-break/>et atrophia laborantem partem reddet, <text:span text:style-name="Default_20_Paragraph_20_Font"><text:span text:style-name="T1">s</text:span></text:span>ed parsis ideam per-<text:line-break/>mutabit quemadmodum in leuce et elephantiasi cernitur.<text:line-break/>Sed lnc advertere ac distinguere oportet, utrumne humore<text:line-break/>aliquo affluente, an Inlidis ipsis ita asseclis, mutatus color<text:line-break/>sit. Nam si ob humorem mutatus sit, alterius generis sym-<text:line-break/>ptoma est, non alteratricis facultatis error; si autem tota<text:line-break/>pars per totam, qualem esse oporteat, talis non sit, altera-<text:line-break/>tricis facultatis <text:span text:style-name="Default_20_Paragraph_20_Font"><text:span text:style-name="T1">id vitium est. </text:span></text:span>Fit enim et in arquatis natu-<text:line-break/>rasis coloris mutatio; sed id secretionis est symptoma, nili<text:line-break/>venarum ipsarum affectio sit; ttmc enim alteratricis est<text:line-break/>facultatis. Vitiosus autem in singulis privatim partibus co-<text:line-break/>l or, nisi ex humore aliquo extrinsecus affluente proveniat,<text:line-break/>veluti quaedam dyspepsia est tum alteratricis, tum con<text:span text:style-name="Default_20_Paragraph_20_Font"><text:span text:style-name="T1">e</text:span></text:span>o-<text:line-break/>ctricis in ipsa parte facultatis. Ergo hanc atrophiam, quae</text:p>
      <text:p text:style-name="P1">cacotr<text:span text:style-name="Default_20_Paragraph_20_Font"><text:span text:style-name="T1">o</text:span></text:span>phia quaedam dicenda <text:span text:style-name="Default_20_Paragraph_20_Font"><text:span text:style-name="T1">p</text:span></text:span>o<text:span text:style-name="Default_20_Paragraph_20_Font"><text:span text:style-name="T1">tius</text:span></text:span> sit, a praesenti dispu-<text:line-break/>tatione eximamus; ad atrophiam vero vocatam, qua nutri-<text:line-break/>tionis fit privatio, reversi illud admoneamus, tum ipfam<text:line-break/>symptoma esse, tum symptomatis alias aliis, quae vel attra-<text:line-break/>ctrici, vel retentrici; vel excretrici, vel alteratrici facultati<text:line-break/>accidunt, supervenire. Omnium vero horum fymptoma-<text:line-break/>tum causae - morbi - sunt. Finge enim diminute ad aliquam<text:line-break/>partem trahi alimentum , ideoque eam non nutriri, omnino<text:line-break/>morbus aliquis. diminutum hunc tractum praecedit. Di-<text:line-break/>ctum enim est, quum pars ipsa imbecillior ad fe ipsum ali-<text:line-break/>me<text:span text:style-name="Default_20_Paragraph_20_Font"><text:span text:style-name="T1">d</text:span></text:span>tunr trahit, eum omnino fune rutemperatam esse; mor-<text:line-break/>bus autem <text:span text:style-name="Default_20_Paragraph_20_Font"><text:span text:style-name="T1">est</text:span></text:span> intemperies r si vero temperata quidem pars<text:line-break/>fuerit, fed obstructio aliqua lu distributionis organis existens<text:line-break/>distributionem impediat, obstructio ipsa morbus est; distri-<text:line-break/>luitionis impedimentum, <text:span text:style-name="Default_20_Paragraph_20_Font"><text:span text:style-name="T1">ejus</text:span></text:span> symptoma. Non solum ana<text:line-break/>tem lingula symptomata percurrens, quae aliqua fu<text:span text:style-name="Default_20_Paragraph_20_Font"><text:span text:style-name="T1">n</text:span></text:span>ctionis</text:p>
      <text:p text:style-name="P1">cedit, resi etiam ex ipsa rerum essentia; licet citra inductio-<text:line-break/>nem colligere. Etenim sanitatem actionis causam po<text:span text:style-name="Default_20_Paragraph_20_Font"><text:span text:style-name="T1">t</text:span></text:span>uimus,<text:line-break/>morbum autem lae<text:span text:style-name="Default_20_Paragraph_20_Font"><text:span text:style-name="T1">t</text:span></text:span>ae actionis caulam; at. vero symptomata,<text:line-break/>de quibus nunc verba facimus, actionum esse laesiones tlixi-<text:line-break/>inus. Quare ex his propositis colligitur hujus generis fym-<text:line-break/>ptomatum morbos esse causas.</text:p>
      <text:h text:style-name="Heading_20_2" text:outline-level="2"><text:span text:style-name="Default_20_Paragraph_20_Font"><text:span text:style-name="T1">c</text:span></text:span> Cap. v.</text:h>
      <text:p text:style-name="P4"><text:s/>Qu<text:span text:style-name="Default_20_Paragraph_20_Font"><text:span text:style-name="T1">o</text:span></text:span>d ver<text:span text:style-name="Default_20_Paragraph_20_Font"><text:span text:style-name="T1">o</text:span></text:span> reliqua duo genera morbi prae-<text:line-break/>ceda<text:span text:style-name="Default_20_Paragraph_20_Font"><text:span text:style-name="T1">n</text:span></text:span>t,. et causae rationem ad ipsa obtineant, id quoque pau-<text:line-break/>lo post docebimus, ubi prius integrum de ipsis absolverimus<text:line-break/>fermonem, auspicati rursus a symptomatis quae in corporis<text:line-break/>consistunt affectibus. Sunt autem eorum primae disseren-<text:line-break/>tiae quatuor; alia namque <text:span text:style-name="Default_20_Paragraph_20_Font"><text:span text:style-name="T1">t</text:span></text:span>uli vi<text:span text:style-name="Default_20_Paragraph_20_Font"><text:span text:style-name="T1">t</text:span></text:span>um cadunt, alia <text:span text:style-name="Default_20_Paragraph_20_Font"><text:span text:style-name="T1">t</text:span></text:span>uli au-<text:line-break/>ditum; .esta sub odoratum, alia fissi gustunr, alia fusi tactum.<text:line-break/>Ac visilia quidem in coloribus praeter naturam ortum ha-<text:line-break/>bent vel universi simul corporis, vel quarundam partium,<text:line-break/>vel partis alienius. Universi. quidem <text:span text:style-name="Default_20_Paragraph_20_Font"><text:span text:style-name="T1">corporis, </text:span></text:span>ut in ar-<text:line-break/>quatis su habet,. in hepatitide. et spleuitide v<text:span text:style-name="Default_20_Paragraph_20_Font"><text:span text:style-name="T1">o</text:span></text:span>catis morbis,</text:p>
      <text:p text:style-name="P1">et in hydropum speciebus quibusdam. Unius vero <text:span text:style-name="Default_20_Paragraph_20_Font"><text:span text:style-name="T1">partis,<text:line-break/></text:span></text:span>quemadmodum tum i<text:span text:style-name="Default_20_Paragraph_20_Font"><text:span text:style-name="T1">n</text:span></text:span> lingua sola alienus color multoties<text:line-break/>uspiritur , tum .in partibus, quae abscessibus vel nigricant<text:line-break/>vel livent. Sic et lu carbunculis, et eryfipelate, et herpe-.<text:line-break/>tibus, et gangraenis, naturales colores immutantur. . Hujus<text:line-break/>generis sunt vitiligo, leuce, elephantiasrs, aliaque id ge<text:span text:style-name="Default_20_Paragraph_20_Font"><text:span text:style-name="T1">n</text:span></text:span>us ;<text:line-break/>quippe haec quoque naturalem colorem mutant. Jam in<text:line-break/>multis simul partibus obortam decoloratio<text:span text:style-name="Default_20_Paragraph_20_Font"><text:span text:style-name="T1">n</text:span></text:span>em i<text:span text:style-name="Default_20_Paragraph_20_Font"><text:span text:style-name="T1">n</text:span></text:span> multis<text:line-break/>morbis .comperire licet, vel circa crura. magis, vel circa<text:line-break/>faelem, vel circa totam superiorem corporis regionem, veI<text:line-break/>circa totam iuferiorem. Ac visites quidem differentiae hi<text:line-break/>his sunt contemplandam Odorabiles vero primum quidem<text:line-break/>in respiratione ac tranfpiratione; voco autem .quodambien-<text:line-break/>tis nos aeris per fauces attrahitur et rursus emittitur, re-<text:line-break/>spirationem ; quod. autem per totum corpus, .transpiratio-<text:line-break/>netu. Ergo quae his accidunt praeter naturam graveolen-<text:line-break/>tiae, .in lroc symptomatum constituentur genere; post has<text:line-break/>vero auri um. narium axillarum foetores. et nartinm <text:span text:style-name="Default_20_Paragraph_20_Font"><text:span text:style-name="T1">a</text:span></text:span>nae-</text:p>
      <text:p text:style-name="P1">cunque ob affectum putrescu<text:span text:style-name="Default_20_Paragraph_20_Font"><text:span text:style-name="T1">n</text:span></text:span>t. His amplius in ructu idem<text:line-break/>symptomatum genus licet i<text:span text:style-name="Default_20_Paragraph_20_Font"><text:span text:style-name="T1">n</text:span></text:span>venire, ipso ructu vel fumo-<text:line-break/>sam, vel acidam, vel virosam, vel piscium graveolentiam,<text:line-break/>vel aliam quampiam ejusmodi referente qualitatem. lu iis<text:line-break/>vero quae sub gustum cadunt differentiis laborantes ipsi<text:line-break/>symptomata coniiciunt ; nam sudorem defluentem in os ali-<text:line-break/>quando gustant; ac ejus quae circa linguam est salivae mu-<text:line-break/>tatam qualitatem, quemadmodum sanguinem, quibus is quo-<text:line-break/>cunque modo per os vacuatur, alii quidem notabiliter dui-<text:line-break/>ceni, alii salsum, alii amarum sentiunt. Ita etiam et quae<text:line-break/>ex pulmone reficiuntur, et quae ex ventriculo evomuntur,<text:line-break/>aliis haec acida, aliis salsa, alus amara, estis dulcia, aliis au-<text:line-break/>stera sentiuntur. At medicorum non pauci etiam sudores<text:line-break/>atque aurium praeterea sordem gestu explorandam censent;<text:line-break/>quippe ex hoc quoque aliquid coniectari <text:span text:style-name="Default_20_Paragraph_20_Font"><text:span text:style-name="T1">autumant. </text:span></text:span>Jam<text:line-break/>tactiles differentiae, ubi naturae modum excesserunt, in<text:line-break/>ejusmodi symptomatis numerandae sunt, veluti cutis dura</text:p>
      <text:p text:style-name="P1">et distenta et praearida; simlli modo praehuruida veI rngofa<text:line-break/>veI aliam quampiam ejusmodi habens differe<text:span text:style-name="Default_20_Paragraph_20_Font"><text:span text:style-name="T1">n</text:span></text:span>tiam. Ergo<text:line-break/>ex dictis manifestum est hoc quoque symptomatum genus<text:line-break/>univerfum a morbis ortum habere. Quippe colorum, hali-<text:line-break/>tuum, et saporum differentias omnes solidorum ipformn<text:line-break/>corporum temperamenta sequi , in naturalibus libris didici-<text:line-break/>mus ; ita vero et eas quae Iuli tactum cadunt <text:span text:style-name="Default_20_Paragraph_20_Font"><text:span text:style-name="T1">disierentia</text:span></text:span>s, et<text:line-break/>mullo <text:span text:style-name="Default_20_Paragraph_20_Font"><text:span text:style-name="T1">t</text:span></text:span>ane magis praedictis omnibus, quia activis qualitati-<text:line-break/>bus congeneres eas esse dixi, ut quae ad ejusdem <text:span text:style-name="Default_20_Paragraph_20_Font"><text:span text:style-name="T1">t</text:span></text:span>ensus ju-<text:line-break/>dicium referantur: etenim mollities duritiesque tactu judi-<text:line-break/>cantur, haud aliter quam effectrices qualitates ipsis cogna-<text:line-break/>tae. Quare quicquid in eis praeter naturam <text:span text:style-name="Default_20_Paragraph_20_Font"><text:span text:style-name="T1">est,</text:span></text:span> id totum<text:line-break/>intemperiei foboles est, ut quod fecundum naturam est, tem-<text:line-break/>periei. At est omnis intemperies morbus: quare ejusmodi<text:line-break/>symptomata morborum stant foetus. Quae vero ex afi-<text:line-break/>fluente quodam humore partibus accidunt, ejusdem generis<text:line-break/>cum praedictis symptomatis, alia namque obstructiones, vel<text:line-break/>angustias sequentia, alia attractricis et excretricis faculta-</text:p>
      <text:p text:style-name="P1">tum functiones male obitus; necesse est haec quoque veluti<text:line-break/>fontem <text:span text:style-name="Default_20_Paragraph_20_Font"><text:span text:style-name="T1">suae</text:span></text:span> generationis morbos habere. At jecinoris qui-<text:line-break/>dem obstructio, quae compositi et organici corporis est mor-<text:line-break/>bus, decolorationis in iclero causa est. , Cujusque vero simi-<text:line-break/>faris partis intemperies, quae ipsa quoque ejusmodi corpo-<text:line-break/>runa morbus est, alias aliam ejus facultatem impedit vel at-<text:line-break/>tractricem vel excretrrcem vel aliam quampiam; ob quas<text:line-break/>quum inaequaliter. et fine ordine humores lu corpore fluant;<text:line-break/>partes .alias aliae in colore, halitu, sapore, omnibusque ta-<text:line-break/>ctilibus differentiis asserantur. Quin etiam quodcunque<text:line-break/>reliquum est symptomatum genus, sive id in v<text:span text:style-name="Default_20_Paragraph_20_Font"><text:span text:style-name="T1">o</text:span></text:span>cibus sit et<text:line-break/>sonis, qui in animalibus edmrtur, sive. ru iis; quae a corpore<text:line-break/>excernuntur, in eove detinentur; id totum etiam morho-<text:line-break/>rum est soboles, vel ipsorum proxime vel meliis quibusdam<text:line-break/>symptomatis. In vocibus enim morbi, qui in ore, faucibus,<text:line-break/>arteria aspera, pulmone, et thorace sunt, symptomata faciunt;<text:line-break/>et turbidas quasdam, tremulas, raucas, clangentesque:. vo-</text:p>
      <text:p text:style-name="P1">ces efficiunt. In aliis vero quibusdam: animalis partibus<text:line-break/>fonitus, mmmurilla, stridores aliaque ejusmodi , partim<text:line-break/>quidem ob instrumentorum angustiam, vel errabundum mo-<text:line-break/>tum, partim ob flatulenta spiritus abundantiam, vel etiam<text:line-break/>quibusdam, veI etiam omnibus cum his concurrentibus cien-<text:line-break/>tur, de quibus plenius inter symptomatum causas agetur..-;</text:p>
      <text:h text:style-name="Heading_20_2" text:outline-level="2">Cap. VI.</text:h>
      <text:p text:style-name="P3"><text:s/>Quae vero pr aeter. naturam vel a corpore<text:line-break/>excer<text:span text:style-name="Default_20_Paragraph_20_Font"><text:span text:style-name="T1">n</text:span></text:span>untur, vel retinentur, ea quoque in prunas tres se-<text:line-break/>cantor differentias, quum vel tota substantia, vel qualitate,<text:line-break/>vel quantitate ab eo, qui secundum naturam est <text:span text:style-name="Default_20_Paragraph_20_Font"><text:span text:style-name="T1">statu</text:span></text:span>, dece-<text:line-break/>dunt. Sequuntur autem omnino morbos vel ipsos nullo in-<text:line-break/>terpofito affectu, vel aliis symptomatis intercedentibus. Nam<text:line-break/><text:span text:style-name="Default_20_Paragraph_20_Font"><text:span text:style-name="T1">sanguini</text:span></text:span>s <text:span text:style-name="Default_20_Paragraph_20_Font"><text:span text:style-name="T1">profusio</text:span></text:span> toto excretae substantiae genere praeter<text:line-break/>naturam est; ea vero vel vulnerato, vel rupto, vel aperto vasis<text:line-break/>osculo vel eroso vnse inridit. Porro horum vulneratio, ruptio<text:line-break/>eterosio, proprii similarium partiunr morbi su<text:span text:style-name="Default_20_Paragraph_20_Font"><text:span text:style-name="T1">n</text:span></text:span>t; apertio os-<text:line-break/>cuiorum, organicarum; quae interdum comprehensiva seu</text:p>
      <text:p text:style-name="P1">retentrice facultate: imbecilla; interdum exeretrice iinmo-<text:line-break/>derate concitata, interdum ambabus simul laesis ortum ha-<text:line-break/>beti. Simili modo fluxus muliebris vel propter jam dicta-<text:line-break/>rum actionum <text:span text:style-name="Default_20_Paragraph_20_Font"><text:span text:style-name="T1">s</text:span></text:span>ymptomata fiet, vel quod totus fanguis te-<text:line-break/>mus ferosusque sit redditus. Est vero et id symptoma, cu-<text:line-break/>jus. etiam multiplex. habetur ortus. Nam veh facultatis<text:line-break/>sanguinem procreantis, vel tenue et scro<text:span text:style-name="Default_20_Paragraph_20_Font"><text:span text:style-name="T1">t</text:span></text:span>um secernentis,<text:line-break/>vel excernentis error <text:span text:style-name="Default_20_Paragraph_20_Font"><text:span text:style-name="T1">est;</text:span></text:span> inridere autem aliquando potest,<text:line-break/>et retentrice immoderate opus suum urgente, et cute den-<text:line-break/>fata, et renibus constipatis. Sic et sindones immodice ex-<text:line-break/>cerni, vel indebite. retineri, aut propter cutis affectum, aut<text:line-break/>propter dictarum facultatum aliquam. aut ipsam humorum<text:line-break/>naturam necessario continget. Constat quoque in omnibus.<text:line-break/>hujusmodi sermonibus nos disjunctivis uti coniunctionibus;<text:line-break/>omnino enim cuique dicturum symptomatum unus quidam est<text:line-break/>causae modus, nihil tamen prolnbet duos, tres, et simul<text:line-break/>onntes concurrere. Patet autem et dyfuriam, et isclruriam,</text:p>
      <text:p text:style-name="P1">et stranguriam, et hydropem ad matulam vocatum, quem<text:line-break/>alii diabeten, aliqui urinae fluorem n<text:span text:style-name="Default_20_Paragraph_20_Font"><text:span text:style-name="T1">o</text:span></text:span>minant, ex h<text:span text:style-name="Default_20_Paragraph_20_Font"><text:span text:style-name="T1">o</text:span></text:span>c ge-<text:line-break/>nere symptomatum esse. Jam quod eorum, quae praeter<text:line-break/>naturam excernuntur, et colores et odores morbos necessa-<text:line-break/>rio sequuntur, nihil <text:span text:style-name="Default_20_Paragraph_20_Font"><text:span text:style-name="T1">o</text:span></text:span>pus est demonstremus, si modo <text:span text:style-name="Default_20_Paragraph_20_Font"><text:span text:style-name="T4">nihil<text:line-break/></text:span></text:span>ejusmodi citra intemperiem ob<text:span text:style-name="Default_20_Paragraph_20_Font"><text:span text:style-name="T1">o</text:span></text:span>riatu<text:span text:style-name="Default_20_Paragraph_20_Font"><text:span text:style-name="T1">r. </text:span></text:span>Patet autem et<text:line-break/>quod propositum a nobis est, olere esse demonstratum ; om-<text:line-break/>nem enim symptomatum naturam ut morbi praecedant opor-<text:line-break/>tet, ut fiat nonnunquam symptomatum ordine sibi invicem<text:line-break/>succedentium veluti feries quaedam : a morbo quidem ipfo<text:line-break/>primum, ab hoc vero fecundum, dein rursus post hoc<text:line-break/>tertium, ac ab isto deinde quartum. Verum hic accurate<text:line-break/>mentem oportet adhibere ac diligenter distinguere a fun-<text:line-break/>ctionibus animalis symptomata; saepe enim ita similia inter<text:line-break/><text:span text:style-name="Default_20_Paragraph_20_Font"><text:span text:style-name="T1">t</text:span></text:span>e funi, ut et symptoma functio putetur et functio fym-<text:line-break/>pluma. Ac nisi quis in hoc fano sit praestitus juuirio, ex<text:line-break/>iis, in quibus ipfe fallitur, nostram orationem calumniam-<text:line-break/>tur. . Si namque naturalium excretionum (sic autem vocant</text:p>
      <text:p text:style-name="P1">eas quae fanis accidunt) vel quantitatem, vel qualitatem, veI<text:line-break/>genus ni<text:span text:style-name="Default_20_Paragraph_20_Font"><text:span text:style-name="T1">t</text:span></text:span>unt substantiae pro scopo sibi proponat, deinde huc<text:line-break/>intuens, symptomata Iudicet, passim aberrabit. Quippe fu-<text:line-break/>dor aliquando multo amplior quam pro naturae modo, vel<text:line-break/>alvi dejectio, vel urina aegrotantibus accidit, non solum<text:line-break/>nulla actione lae<text:span text:style-name="Default_20_Paragraph_20_Font"><text:span text:style-name="T1">t</text:span></text:span>a, fed etiam cum virium robore et proni-<text:line-break/>dentis animalis. Quamvis enim quaedam toto genere prae-<text:line-break/>ter naturam sint, ut sanguinis per nares prolusio, vel vomi-<text:line-break/>tus, vel sanguinis dejectio, vel haemorrhois, vel aliud ejus-<text:line-break/>modi, tamen praeter naturam adhuc non sunt, si in tem-<text:line-break/>pore fiant. Patet autem in tempore dici, fi id, quod mole-<text:line-break/>sttmr est, expurgetur. <text:span text:style-name="Default_20_Paragraph_20_Font"><text:span text:style-name="T1">M</text:span></text:span>anente igitur sententia, quam ab<text:line-break/>initio cessimus, quod symptomata actionum laefiones sint;<text:line-break/>nihil eorum, quae ad <text:span text:style-name="Default_20_Paragraph_20_Font"><text:span text:style-name="T1">animali</text:span></text:span>s commodum fiunt, ex hoc<text:line-break/>genere symptomatum est; opus namque naturae unumquod-<text:line-break/>que eorum potius est, quam laesio aliqua. Ad alterum fo<text:span text:style-name="Default_20_Paragraph_20_Font"><text:span text:style-name="T1">r-<text:line-break/></text:span></text:span>lassis symptomatum genus, ad affectum nimirum p<text:span text:style-name="Default_20_Paragraph_20_Font"><text:span text:style-name="T1">r</text:span></text:span>aeter na-<text:span text:style-name="Default_20_Paragraph_20_Font"><text:span text:style-name="T1">r</text:span></text:span></text:p>
      <text:p text:style-name="P1">turam, aliquis omnia testa reducet; omni<text:span text:style-name="Default_20_Paragraph_20_Font"><text:span text:style-name="T1">n</text:span></text:span>o enim divisam<text:line-break/>esse lu quacunque animalis parte venam aliquam, aut ejus<text:line-break/>osculum apertum, quoad sanguinem, quem prius retinuerat,<text:line-break/>profundat, hune affectum secundum naturam non esse.<text:line-break/>Quanquam hic quoque alui fluorem, aut minae copiam do-<text:line-break/>cere non possit affectibus praeter naturam omnino succedere ;<text:line-break/>sanguinis namque p<text:span text:style-name="Default_20_Paragraph_20_Font"><text:span text:style-name="T1">r</text:span></text:span>ofusiones et vomitiones toto genere prae-<text:line-break/>ter naturam esse licet quis: at non ea, quae per ventrem<text:line-break/>aut vesicam aut uterum fit, excretio tuto genere praeter na-<text:line-break/>turam est. Fortasse vero dubitaverit quispiam et de sudori-<text:line-break/>bus, ceu nec ipsi fecundum naturam flet; quippe quod Dio-<text:line-break/>des etiam docere tentavit. Videtur autem. dura esse opi-<text:line-break/>nio et praeter rerum evidentiam, tametsi eum maxime pro-<text:line-break/>babiliter co<text:span text:style-name="Default_20_Paragraph_20_Font"><text:span text:style-name="T1">n</text:span></text:span>firmat. Ac de talibus quidem posthac aliquan-<text:line-break/>do.fortasse agetur; perpauca enim su<text:span text:style-name="Default_20_Paragraph_20_Font"><text:span text:style-name="T1">n</text:span></text:span>t de quibus ambigi-<text:line-break/>tur. De reliquorrun vero <text:span text:style-name="Default_20_Paragraph_20_Font"><text:span text:style-name="T1">s</text:span></text:span>ymptomatum tota multitudine</text:p>
      <text:p text:style-name="P1">abunde est disputatum, finiendusque jam hic liber est. Si<text:line-break/>quis enim exercitatus in concessis fuerit, facilius de lis, quae<text:line-break/>in dubio <text:span text:style-name="Default_20_Paragraph_20_Font"><text:span text:style-name="T1">s</text:span></text:span>unt, judicium conseque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1T18:58:00Z</meta:creation-date>
    <dc:date>2023-01-11T19:59:33.047000000</dc:date>
    <meta:editing-cycles>3</meta:editing-cycles>
    <meta:editing-duration>PT2M19S</meta:editing-duration>
    <meta:document-statistic meta:table-count="0" meta:image-count="0" meta:object-count="0" meta:page-count="43" meta:paragraph-count="55" meta:word-count="6093" meta:character-count="41931" meta:non-whitespace-character-count="35887"/>
    <meta:template xlink:type="simple" xlink:actuate="onRequest" xlink:title="" xlink:href="Normal.dotm"/>
  </office:meta>
</office:document-meta>
</file>